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wiss" style:font-pitch="variable"/>
    <style:font-face style:name="Cascadia Mono" svg:font-family="'Cascadia Mono'" style:font-pitch="variable"/>
    <style:font-face style:name="Cascadia Mono1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1.097cm" fo:min-width="1.5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778cm" fo:min-width="4.479cm" style:writing-mode="lr-tb"/>
      <style:paragraph-properties style:writing-mode="lr-tb"/>
    </style:style>
    <style:style style:name="gr4" style:family="graphic" style:parent-style-name="Green_5f_line">
      <style:graphic-properties draw:stroke="none"/>
      <style:paragraph-properties style:writing-mode="lr-tb"/>
    </style:style>
    <style:style style:name="gr5" style:family="graphic" style:parent-style-name="Green_5f_line">
      <style:graphic-properties draw:textarea-vertical-align="middle" fo:min-height="0.544cm" fo:min-width="1.291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461cm" fo:min-width="4.682cm" style:writing-mode="lr-tb"/>
      <style:paragraph-properties style:writing-mode="lr-tb"/>
    </style:style>
    <style:style style:name="gr7" style:family="graphic" style:parent-style-name="Green_5f_line">
      <style:graphic-properties draw:marker-end="" draw:textarea-vertical-align="middle"/>
    </style:style>
    <style:style style:name="gr8" style:family="graphic" style:parent-style-name="objectwithoutfill">
      <style:graphic-properties svg:stroke-color="#158466" draw:fill="none" draw:textarea-vertical-align="middle"/>
    </style:style>
    <style:style style:name="gr9" style:family="graphic" style:parent-style-name="objectwithoutfill">
      <style:graphic-properties svg:stroke-color="#158466" draw:marker-end="Arrowheads_20_30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31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32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38" draw:marker-end-width="0.3cm" draw:fill="none" draw:textarea-vertical-align="middle"/>
    </style:style>
    <style:style style:name="gr13" style:family="graphic" style:parent-style-name="objectwithoutfill">
      <style:graphic-properties svg:stroke-color="#158466" draw:marker-end="Arrowheads_20_39" draw:marker-end-width="0.3cm" draw:fill="none" draw:textarea-vertical-align="middle"/>
    </style:style>
    <style:style style:name="gr14" style:family="graphic" style:parent-style-name="objectwithoutfill">
      <style:graphic-properties svg:stroke-color="#158466" draw:marker-end="Arrowheads_20_41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Arrowheads_20_42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Arrowheads_20_43" draw:marker-end-width="0.3cm" draw:fill="none" draw:textarea-vertical-align="middle"/>
    </style:style>
    <style:style style:name="gr17" style:family="graphic" style:parent-style-name="objectwithoutfill">
      <style:graphic-properties svg:stroke-color="#158466" draw:marker-end="Arrowheads_20_44" draw:marker-end-width="0.3cm" draw:fill="none" draw:textarea-vertical-align="middle"/>
    </style:style>
    <style:style style:name="gr18" style:family="graphic" style:parent-style-name="objectwithoutfill">
      <style:graphic-properties svg:stroke-color="#158466" draw:marker-end="Arrowheads_20_45" draw:marker-end-width="0.3cm" draw:fill="none" draw:textarea-vertical-align="middle"/>
    </style:style>
    <style:style style:name="gr19" style:family="graphic" style:parent-style-name="objectwithoutfill">
      <style:graphic-properties svg:stroke-color="#158466" draw:marker-end="Arrowheads_20_46" draw:marker-end-width="0.3cm" draw:fill="none" draw:textarea-vertical-align="middle"/>
    </style:style>
    <style:style style:name="P1" style:family="paragraph">
      <style:text-properties style:use-window-font-color="true" loext:opacity="0%" style:font-name="Times New Roman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Times New Roman" fo:font-size="11pt"/>
    </style:style>
    <style:style style:name="P3" style:family="paragraph">
      <style:paragraph-properties fo:text-align="start" style:text-autospace="none"/>
      <style:text-properties style:use-window-font-color="true" loext:opacity="0%" style:font-name="Times New Roman" fo:font-size="11pt" style:font-name-asian="Cascadia Mono1" style:font-size-asian="11pt" style:font-name-complex="Cascadia Mono1" style:font-size-complex="11pt"/>
    </style:style>
    <style:style style:name="P4" style:family="paragraph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size="11pt" style:font-name-asian="Cascadia Mono1" style:font-size-asian="11pt" style:font-name-complex="Cascadia Mono1" style:font-size-complex="11pt"/>
    </style:style>
    <style:style style:name="P5" style:family="paragraph">
      <style:text-properties style:use-window-font-color="true" loext:opacity="0%" loext:color-lum-mod="100%" loext:color-lum-off="0%" style:font-name="Times New Roman" fo:font-size="11pt"/>
    </style:style>
    <style:style style:name="P6" style:family="paragraph">
      <style:paragraph-properties style:text-autospace="none"/>
      <style:text-properties style:use-window-font-color="true" loext:opacity="0%" style:font-name="Times New Roman" fo:font-size="11pt" fo:letter-spacing="normal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 style:font-name="Times New Roman" fo:font-size="11pt" fo:letter-spacing="normal"/>
    </style:style>
    <style:style style:name="P8" style:family="paragraph">
      <style:paragraph-properties style:text-autospace="none"/>
      <style:text-properties style:use-window-font-color="true" loext:opacity="0%" style:font-name="Times New Roman" fo:font-size="11pt" style:font-name-asian="Cascadia Mono1" style:font-size-asian="9.5pt" style:font-name-complex="Cascadia Mono1" style:font-size-complex="9.5pt"/>
    </style:style>
    <style:style style:name="P9" style:family="paragraph">
      <style:paragraph-properties style:text-autospace="none" style:writing-mode="lr-tb"/>
      <style:text-properties style:use-window-font-color="true" loext:opacity="0%" loext:color-lum-mod="100%" loext:color-lum-off="0%" style:font-name="Times New Roman" fo:font-size="11pt" style:font-name-asian="Cascadia Mono1" style:font-size-asian="9.5pt" style:font-name-complex="Cascadia Mono1" style:font-size-complex="9.5pt"/>
    </style:style>
    <style:style style:name="P10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Times New Roman" fo:font-size="11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font-name="Times New Roman" fo:font-size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Cascadia Mono1" style:font-size-asian="11pt" style:font-style-asian="normal" style:font-weight-asian="normal" style:font-name-complex="Cascadia Mon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letter-spacing="normal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10.002cm" svg:y="1.419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1" draw:id="id11" draw:layer="layout" svg:width="3.048cm" svg:height="1.27cm" svg:x="14.005cm" svg:y="10.093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3.422cm" svg:height="1.346cm" svg:x="6.166cm" svg:y="6.842cm">
          <text:p text:style-name="P1"><text:span text:style-name="T1">Ввод x, y, z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" draw:id="id2" draw:layer="layout" svg:width="4.979cm" svg:height="1.028cm" svg:x="9.037cm" svg:y="3.248cm">
          <text:p text:style-name="P3"><text:span text:style-name="T2">isRight = false</text:span></text:p>
          <text:p text:style-name="P3"><text:span text:style-name="T2">x{}; y{}; z{}; q{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.269cm" svg:height="0.317cm" svg:x="7.985cm" svg:y="16.875cm">
          <draw:text-box>
            <text:p><text:span text:style-name="T1">нет</text:span></text:p>
          </draw:text-box>
        </draw:frame>
        <draw:frame draw:style-name="gr4" draw:text-style-name="P5" draw:layer="layout" svg:width="0.953cm" svg:height="0.317cm" svg:x="5.444cm" svg:y="11.16cm">
          <draw:text-box>
            <text:p><text:span text:style-name="T1">да</text:span></text:p>
          </draw:text-box>
        </draw:frame>
        <draw:custom-shape draw:style-name="gr5" draw:text-style-name="P7" xml:id="id3" draw:id="id3" draw:layer="layout" svg:width="3.581cm" svg:height="1.587cm" svg:x="9.736cm" svg:y="4.912cm">
          <text:p text:style-name="P6"><text:span text:style-name="T3">!isRigh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9" xml:id="id9" draw:id="id9" draw:layer="layout" svg:width="5.182cm" svg:height="0.711cm" svg:x="12.938cm" svg:y="6.842cm">
          <text:p text:style-name="P8"><text:span text:style-name="T4">q = divident / divis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" svg:x1="11.526cm" svg:y1="2.689cm" svg:x2="11.527cm" svg:y2="3.248cm" draw:start-shape="id1" draw:start-glue-point="6" draw:end-shape="id2" draw:end-glue-point="4" svg:d="M11526 2689l1 559" svg:viewBox="0 0 2 560">
          <text:p/>
        </draw:connector>
        <draw:custom-shape draw:style-name="gr5" draw:text-style-name="P9" xml:id="id5" draw:id="id5" draw:layer="layout" svg:width="3.581cm" svg:height="1.587cm" svg:x="6.087cm" svg:y="8.747cm">
          <text:p text:style-name="P8"><text:span text:style-name="T4">divisor == 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6" draw:id="id6" draw:layer="layout" svg:width="3.581cm" svg:height="1.587cm" svg:x="6.087cm" svg:y="10.97cm">
          <text:p text:style-name="P8"><text:span text:style-name="T4">x == 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7" draw:id="id7" draw:layer="layout" svg:width="3.581cm" svg:height="1.587cm" svg:x="6.087cm" svg:y="13.192cm">
          <text:p text:style-name="P8"><text:span text:style-name="T4">x == 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9" xml:id="id8" draw:id="id8" draw:layer="layout" svg:width="3.581cm" svg:height="1.587cm" svg:x="6.087cm" svg:y="15.415cm">
          <text:p text:style-name="P8"><text:span text:style-name="T4">y == 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0" xml:id="id12" draw:id="id12" draw:layer="layout" draw:type="line" svg:x1="11.527cm" svg:y1="4.276cm" svg:x2="11.527cm" svg:y2="4.912cm" draw:start-shape="id2" draw:start-glue-point="6" draw:end-shape="id3" draw:end-glue-point="4" svg:d="M11527 4276v636" svg:viewBox="0 0 1 637">
          <text:p/>
        </draw:connector>
        <draw:connector draw:style-name="gr8" draw:text-style-name="P10" draw:layer="layout" draw:type="line" svg:x1="7.877cm" svg:y1="8.188cm" svg:x2="7.878cm" svg:y2="8.747cm" draw:start-shape="id4" draw:start-glue-point="8" draw:end-shape="id5" draw:end-glue-point="4" svg:d="M7877 8188l1 559" svg:viewBox="0 0 2 560">
          <text:p/>
        </draw:connector>
        <draw:connector draw:style-name="gr9" draw:text-style-name="P10" draw:layer="layout" draw:type="line" svg:x1="7.878cm" svg:y1="10.334cm" svg:x2="7.878cm" svg:y2="10.97cm" draw:start-shape="id5" draw:start-glue-point="6" draw:end-shape="id6" draw:end-glue-point="4" svg:d="M7878 10334v636" svg:viewBox="0 0 1 637">
          <text:p/>
        </draw:connector>
        <draw:connector draw:style-name="gr10" draw:text-style-name="P10" draw:layer="layout" draw:type="line" svg:x1="7.878cm" svg:y1="12.557cm" svg:x2="7.878cm" svg:y2="13.192cm" draw:start-shape="id6" draw:start-glue-point="6" draw:end-shape="id7" draw:end-glue-point="4" svg:d="M7878 12557v635" svg:viewBox="0 0 1 636">
          <text:p/>
        </draw:connector>
        <draw:connector draw:style-name="gr11" draw:text-style-name="P10" draw:layer="layout" draw:type="line" svg:x1="7.878cm" svg:y1="14.779cm" svg:x2="7.878cm" svg:y2="15.415cm" draw:start-shape="id7" draw:start-glue-point="6" draw:end-shape="id8" draw:end-glue-point="4" svg:d="M7878 14779v636" svg:viewBox="0 0 1 637">
          <text:p/>
        </draw:connector>
        <draw:custom-shape draw:style-name="gr2" draw:text-style-name="P2" xml:id="id10" draw:id="id10" draw:layer="layout" svg:width="3.422cm" svg:height="1.346cm" svg:x="13.818cm" svg:y="8.112cm">
          <text:p text:style-name="P1"><text:span text:style-name="T1">Вывод q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10" draw:layer="layout" draw:type="line" svg:x1="15.529cm" svg:y1="7.553cm" svg:x2="15.529cm" svg:y2="8.112cm" draw:start-shape="id9" draw:start-glue-point="6" draw:end-shape="id10" draw:end-glue-point="5" svg:d="M15529 7553v559" svg:viewBox="0 0 1 560">
          <text:p/>
        </draw:connector>
        <draw:connector draw:style-name="gr8" draw:text-style-name="P10" draw:layer="layout" draw:type="line" svg:x1="15.529cm" svg:y1="9.458cm" svg:x2="15.529cm" svg:y2="10.093cm" draw:start-shape="id10" draw:start-glue-point="8" draw:end-shape="id11" draw:end-glue-point="4" svg:d="M15529 9458v635" svg:viewBox="0 0 1 636">
          <text:p/>
        </draw:connector>
        <draw:connector draw:style-name="gr12" draw:text-style-name="P10" draw:layer="layout" svg:x1="9.736cm" svg:y1="5.706cm" svg:x2="7.877cm" svg:y2="6.842cm" draw:start-shape="id3" draw:start-glue-point="5" draw:end-shape="id4" draw:end-glue-point="5" svg:d="M9736 5706h-1859v1136" svg:viewBox="0 0 1860 1137">
          <text:p/>
        </draw:connector>
        <draw:connector draw:style-name="gr13" draw:text-style-name="P10" draw:layer="layout" svg:x1="13.317cm" svg:y1="5.706cm" svg:x2="15.529cm" svg:y2="6.842cm" draw:start-shape="id3" draw:start-glue-point="7" draw:end-shape="id9" draw:end-glue-point="4" svg:d="M13317 5706h2212v1136" svg:viewBox="0 0 2213 1137">
          <text:p/>
        </draw:connector>
        <draw:connector draw:style-name="gr14" draw:text-style-name="P10" draw:layer="layout" draw:line-skew="-1.403cm" svg:x1="6.087cm" svg:y1="16.209cm" svg:x2="11.527cm" svg:y2="4.594cm" draw:start-shape="id8" draw:start-glue-point="5" draw:end-shape="id12" draw:end-glue-point="0" svg:d="M6087 16209h-1905v-11615h7345" svg:viewBox="0 0 7346 11616">
          <text:p/>
        </draw:connector>
        <draw:connector draw:style-name="gr15" draw:text-style-name="P10" draw:layer="layout" draw:type="line" svg:x1="6.087cm" svg:y1="9.541cm" svg:x2="4.159cm" svg:y2="9.546cm" draw:start-shape="id5" draw:start-glue-point="5" svg:d="M6087 9541l-1928 5" svg:viewBox="0 0 1929 6">
          <text:p/>
        </draw:connector>
        <draw:connector draw:style-name="gr16" draw:text-style-name="P10" draw:layer="layout" draw:type="line" svg:x1="6.087cm" svg:y1="11.764cm" svg:x2="4.17cm" svg:y2="11.779cm" draw:start-shape="id6" draw:start-glue-point="5" svg:d="M6087 11764l-1917 15" svg:viewBox="0 0 1918 16">
          <text:p/>
        </draw:connector>
        <draw:connector draw:style-name="gr17" draw:text-style-name="P10" draw:layer="layout" draw:type="line" svg:x1="6.087cm" svg:y1="13.986cm" svg:x2="4.18cm" svg:y2="14.002cm" draw:start-shape="id7" draw:start-glue-point="5" svg:d="M6087 13986l-1907 16" svg:viewBox="0 0 1908 17">
          <text:p/>
        </draw:connector>
        <draw:frame draw:style-name="gr4" draw:text-style-name="P5" draw:layer="layout" svg:width="0.953cm" svg:height="0.317cm" svg:x="8.619cm" svg:y="5.128cm">
          <draw:text-box draw:corner-radius="1.86cm">
            <text:p><text:span text:style-name="T1">да</text:span></text:p>
          </draw:text-box>
        </draw:frame>
        <draw:frame draw:style-name="gr4" draw:text-style-name="P5" draw:layer="layout" svg:width="0.953cm" svg:height="0.317cm" svg:x="5.445cm" svg:y="13.382cm">
          <draw:text-box draw:corner-radius="1.86cm">
            <text:p><text:span text:style-name="T1">да</text:span></text:p>
          </draw:text-box>
        </draw:frame>
        <draw:frame draw:style-name="gr4" draw:text-style-name="P5" draw:layer="layout" svg:width="0.953cm" svg:height="0.317cm" svg:x="5.444cm" svg:y="8.937cm">
          <draw:text-box draw:corner-radius="1.86cm">
            <text:p><text:span text:style-name="T1">да</text:span></text:p>
          </draw:text-box>
        </draw:frame>
        <draw:frame draw:style-name="gr4" draw:text-style-name="P5" draw:layer="layout" svg:width="1.269cm" svg:height="0.317cm" svg:x="13.383cm" svg:y="5.128cm">
          <draw:text-box>
            <text:p><text:span text:style-name="T1">нет</text:span></text:p>
          </draw:text-box>
        </draw:frame>
        <draw:frame draw:style-name="gr4" draw:text-style-name="P5" draw:layer="layout" svg:width="1.269cm" svg:height="0.317cm" svg:x="7.986cm" svg:y="10.208cm">
          <draw:text-box>
            <text:p><text:span text:style-name="T1">нет</text:span></text:p>
          </draw:text-box>
        </draw:frame>
        <draw:frame draw:style-name="gr4" draw:text-style-name="P5" draw:layer="layout" svg:width="1.269cm" svg:height="0.317cm" svg:x="7.986cm" svg:y="12.43cm">
          <draw:text-box>
            <text:p><text:span text:style-name="T1">нет</text:span></text:p>
          </draw:text-box>
        </draw:frame>
        <draw:frame draw:style-name="gr4" draw:text-style-name="P5" draw:layer="layout" svg:width="1.269cm" svg:height="0.317cm" svg:x="7.985cm" svg:y="14.653cm">
          <draw:text-box>
            <text:p><text:span text:style-name="T1">нет</text:span></text:p>
          </draw:text-box>
        </draw:frame>
        <draw:custom-shape draw:style-name="gr6" draw:text-style-name="P9" xml:id="id13" draw:id="id13" draw:layer="layout" svg:width="5.182cm" svg:height="0.711cm" svg:x="5.286cm" svg:y="17.751cm">
          <text:p text:style-name="P8"><text:span text:style-name="T4">isRight = tr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10" draw:layer="layout" draw:type="line" svg:x1="7.878cm" svg:y1="17.002cm" svg:x2="7.877cm" svg:y2="17.751cm" draw:start-shape="id8" draw:start-glue-point="6" draw:end-shape="id13" draw:end-glue-point="4" svg:d="M7878 17002l-1 749" svg:viewBox="0 0 2 750">
          <text:p/>
        </draw:connector>
        <draw:connector draw:style-name="gr19" draw:text-style-name="P11" draw:layer="layout" svg:x1="7.877cm" svg:y1="18.462cm" svg:x2="4.63cm" svg:y2="16.206cm" draw:start-shape="id13" draw:start-glue-point="6" svg:d="M7877 18462v501h-3247v-2757" svg:viewBox="0 0 3248 27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wiss" style:font-pitch="variable"/>
    <style:font-face style:name="Cascadia Mono" svg:font-family="'Cascadia Mono'" style:font-pitch="variable"/>
    <style:font-face style:name="Cascadia Mono1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2" fo:font-family="Calibri" style:font-family-generic="swiss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en" style:country-asian="US" style:font-name-complex="Calibri2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1T17:14:46.516000000</dc:date>
    <meta:editing-duration>PT8H1M17S</meta:editing-duration>
    <meta:editing-cycles>52</meta:editing-cycles>
    <meta:document-statistic meta:object-count="37"/>
  </office:meta>
</office:document-meta>
</file>